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fb26" officeooo:paragraph-rsid="000afb26"/>
    </style:style>
    <style:style style:name="P2" style:family="paragraph" style:parent-style-name="Standard">
      <style:text-properties officeooo:rsid="000b07b1" officeooo:paragraph-rsid="000b07b1"/>
    </style:style>
    <style:style style:name="P3" style:family="paragraph" style:parent-style-name="Standard">
      <style:text-properties officeooo:rsid="000b07b1" officeooo:paragraph-rsid="000e02cb"/>
    </style:style>
    <style:style style:name="T1" style:family="text">
      <style:text-properties officeooo:rsid="000b07b1"/>
    </style:style>
    <style:style style:name="T2" style:family="text">
      <style:text-properties officeooo:rsid="000d52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GÚN EL ESTUDIO DE LA COMPETENCIA:</text:p>
      <text:p text:style-name="P1"/>
      <text:p text:style-name="P1">Tratan de ofrecer servicios, principalmente de interación con el usuario/cliente.</text:p>
      <text:p text:style-name="P1">Principalmente utilizan muchas combinaciones de colores debido a que transmiten estos.</text:p>
      <text:p text:style-name="P1"/>
      <text:p text:style-name="P1">PREGUNTAS</text:p>
      <text:p text:style-name="P1"/>
      <text:p text:style-name="P1">NOMBRE: ANTON</text:p>
      <text:p text:style-name="P1">TIPO DE COMPAÑÍA: ASOCIACIÓN</text:p>
      <text:p text:style-name="P1">SERVICIOS: INTEGRACIÓN SOCIAL, Y ASISTENCIA SOBRE NECESIDADES DE TODO TIPO <text:span text:style-name="T1">DE CLIENTE: NECESITADO O DEPENDIENTE DE ASISTENCIA SOCIAL</text:span></text:p>
      <text:p text:style-name="P2">QUE LE HACE PENSAR QUE SERÁ EXITOSO? LA CANTIDAD DE GENTE EN EL PUEBLO, DE ESTA ETNIA, Y QUE LES CUESTA ADAPTARSE POR CONDICIONES ADVERSAS</text:p>
      <text:p text:style-name="P2">ALGÚN REQUERIMIENTO? <text:span text:style-name="T2">ALMACENAR INFORMACIÓN Y DATOS DE CADA CLIENTE, Y FACILITAR INFORMACIÓN DE ACTIVIDADES DE LA ORGANIZACIÓN, PUBLICADAS EN REDES SOCIALES (ESTO COMO AVISO DE CUANDO SE SUBE ALGO EN FORO NOTICIAS )</text:span></text:p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1T23:12:18.174000000</meta:creation-date>
    <dc:date>2022-12-05T19:42:24.030000000</dc:date>
    <meta:editing-duration>PT42M15S</meta:editing-duration>
    <meta:editing-cycles>5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9" meta:word-count="110" meta:character-count="736" meta:non-whitespace-character-count="635"/>
  </office:meta>
</office:document-meta>
</file>